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3295in" svg:y="0in">
            <draw:object draw:notify-on-update-of-ranges="Sheet1.A3:Sheet1.A5 Sheet1.B2:Sheet1.B2 Sheet1.B3:Sheet1.B5 Sheet1.C2:Sheet1.C2 Sheet1.C3:Sheet1.C5 Sheet1.D2:Sheet1.D2 Sheet1.D3:Sheet1.D5 Sheet1.E2:Sheet1.E2 Sheet1.E3:Sheet1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287in" svg:y="4.0201in">
            <draw:object draw:notify-on-update-of-ranges="Sheet1.A26:Sheet1.A31 Sheet1.B25:Sheet1.B25 Sheet1.B26:Sheet1.B31 Sheet1.C25:Sheet1.C25 Sheet1.C26:Sheet1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3295in" svg:y="8.1496in">
            <draw:object draw:notify-on-update-of-ranges="Sheet1.A51:Sheet1.A56 Sheet1.B50:Sheet1.B50 Sheet1.B51:Sheet1.B56 Sheet1.C50:Sheet1.C50 Sheet1.C51:Sheet1.C56 Sheet1.D50:Sheet1.D50 Sheet1.D51:Sheet1.D56 Sheet1.E50:Sheet1.E50 Sheet1.E51:Sheet1.E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Sheet1.A7:Sheet1.A7 Sheet1.A8:Sheet1.A10 Sheet1.B7:Sheet1.B7 Sheet1.B8:Sheet1.B10 Sheet1.C7:Sheet1.C7 Sheet1.C8:Sheet1.C10 Sheet1.D7:Sheet1.D7 Sheet1.D8:Sheet1.D10 Sheet1.E7:Sheet1.E7 Sheet1.E8:Sheet1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Sheet1.A12:Sheet1.A12 Sheet1.A13:Sheet1.A15 Sheet1.B12:Sheet1.B12 Sheet1.B13:Sheet1.B15 Sheet1.C12:Sheet1.C12 Sheet1.C13:Sheet1.C15 Sheet1.D12:Sheet1.D12 Sheet1.D13:Sheet1.D15 Sheet1.E12:Sheet1.E12 Sheet1.E13:Sheet1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449in" svg:y="3.9378in">
            <draw:object draw:notify-on-update-of-ranges="Sheet1.A33:Sheet1.A33 Sheet1.A34:Sheet1.A39 Sheet1.B33:Sheet1.B33 Sheet1.B34:Sheet1.B39 Sheet1.C33:Sheet1.C33 Sheet1.C34:Sheet1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Sheet1.A41:Sheet1.A41 Sheet1.A42:Sheet1.A47 Sheet1.B41:Sheet1.B41 Sheet1.B42:Sheet1.B47 Sheet1.C41:Sheet1.C41 Sheet1.C42:Sheet1.C47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>
            <text:p>Work=100</text:p>
          </table:table-cell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Central Counter All Done</text:p>
          </table:table-cell>
          <table:table-cell office:value-type="string">
            <text:p>Ronny's Simple All Done</text:p>
          </table:table-cell>
          <table:table-cell office:value-type="string">
            <text:p>Central Counter One Done</text:p>
          </table:table-cell>
          <table:table-cell office:value-type="string">
            <text:p>Ronny's Simple One Done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Central Counter All Done</text:p>
          </table:table-cell>
          <table:table-cell office:value-type="string">
            <text:p>Ronny's Simple All Done</text:p>
          </table:table-cell>
          <table:table-cell office:value-type="string">
            <text:p>Central Counter One Done</text:p>
          </table:table-cell>
          <table:table-cell office:value-type="string">
            <text:p>Ronny's Simple One Done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10"/>
        </table:table-row>
        <table:table-row table:style-name="ro2">
          <table:table-cell office:value-type="string">
            <text:p>Work=10000</text:p>
          </table:table-cell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Central Counter All Done</text:p>
          </table:table-cell>
          <table:table-cell office:value-type="string">
            <text:p>Ronny's Simple All Done</text:p>
          </table:table-cell>
          <table:table-cell office:value-type="string">
            <text:p>Central Counter One Done</text:p>
          </table:table-cell>
          <table:table-cell office:value-type="string">
            <text:p>Ronny's Simple One Done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10"/>
        </table:table-row>
        <table:table-row table:style-name="ro2" table:number-rows-repeated="7">
          <table:table-cell table:number-columns-repeated="15"/>
        </table:table-row>
        <table:table-row table:style-name="ro3">
          <table:table-cell table:number-columns-repeated="14"/>
          <table:table-cell office:value-type="string">
            <text:p>Central counter: strebt gegen schreiben + a few cycles</text:p>
          </table:table-cell>
        </table:table-row>
        <table:table-row table:style-name="ro2">
          <table:table-cell office:value-type="string">
            <text:p>Work=1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Central Counter 2 Threads</text:p>
          </table:table-cell>
          <table:table-cell office:value-type="float" office:value="0.836">
            <text:p>0.836</text:p>
          </table:table-cell>
          <table:table-cell office:value-type="float" office:value="0.164">
            <text:p>0.164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826">
            <text:p>0.826</text:p>
          </table:table-cell>
          <table:table-cell office:value-type="float" office:value="0.174">
            <text:p>0.174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12"/>
        </table:table-row>
        <table:table-row table:style-name="ro1">
          <table:table-cell office:value-type="string">
            <text:p>Ronny's Simple 2 Threads</text:p>
          </table:table-cell>
          <table:table-cell office:value-type="float" office:value="0.745">
            <text:p>0.745</text:p>
          </table:table-cell>
          <table:table-cell office:value-type="float" office:value="0.255">
            <text:p>0.255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659">
            <text:p>0.659</text:p>
          </table:table-cell>
          <table:table-cell office:value-type="float" office:value="0.341">
            <text:p>0.341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602">
            <text:p>0.602</text:p>
          </table:table-cell>
          <table:table-cell office:value-type="float" office:value="0.398">
            <text:p>0.398</text:p>
          </table:table-cell>
          <table:table-cell table:number-columns-repeated="12"/>
        </table:table-row>
        <table:table-row table:style-name="ro1">
          <table:table-cell office:value-type="string">
            <text:p>Work=1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Central Counter 2 Threads</text:p>
          </table:table-cell>
          <table:table-cell office:value-type="float" office:value="0.957">
            <text:p>0.957</text:p>
          </table:table-cell>
          <table:table-cell office:value-type="float" office:value="0.043">
            <text:p>0.043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56">
            <text:p>0.956</text:p>
          </table:table-cell>
          <table:table-cell office:value-type="float" office:value="0.044">
            <text:p>0.044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55">
            <text:p>0.955</text:p>
          </table:table-cell>
          <table:table-cell office:value-type="float" office:value="0.045">
            <text:p>0.045</text:p>
          </table:table-cell>
          <table:table-cell table:number-columns-repeated="12"/>
        </table:table-row>
        <table:table-row table:style-name="ro1">
          <table:table-cell office:value-type="string">
            <text:p>Ronny's Simple 2 Threads</text:p>
          </table:table-cell>
          <table:table-cell office:value-type="float" office:value="0.935">
            <text:p>0.935</text:p>
          </table:table-cell>
          <table:table-cell office:value-type="float" office:value="0.065">
            <text:p>0.065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17">
            <text:p>0.917</text:p>
          </table:table-cell>
          <table:table-cell office:value-type="float" office:value="0.083">
            <text:p>0.083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03">
            <text:p>0.903</text:p>
          </table:table-cell>
          <table:table-cell office:value-type="float" office:value="0.097">
            <text:p>0.097</text:p>
          </table:table-cell>
          <table:table-cell table:number-columns-repeated="12"/>
        </table:table-row>
        <table:table-row table:style-name="ro1">
          <table:table-cell office:value-type="string">
            <text:p>Work=10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Central Counter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office:value-type="string">
            <text:p>Ronny's Simple 2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Work=1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All Work</text:p>
          </table:table-cell>
          <table:table-cell office:value-type="string">
            <text:p>One Works</text:p>
          </table:table-cell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0"/>
        </table:table-row>
        <table:table-row table:style-name="ro1">
          <table:table-cell office:value-type="string">
            <text:p>Central Counter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40.02">
            <text:p>40.02</text:p>
          </table:table-cell>
          <table:table-cell table:number-columns-repeated="10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65.001">
            <text:p>65.001</text:p>
          </table:table-cell>
          <table:table-cell table:number-columns-repeated="10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81.667">
            <text:p>81.667</text:p>
          </table:table-cell>
          <table:table-cell table:number-columns-repeated="10"/>
        </table:table-row>
        <table:table-row table:style-name="ro1">
          <table:table-cell office:value-type="string">
            <text:p>Ronny's Simple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4.998">
            <text:p>124.998</text:p>
          </table:table-cell>
          <table:table-cell office:value-type="float" office:value="66.867">
            <text:p>66.867</text:p>
          </table:table-cell>
          <table:table-cell table:number-columns-repeated="10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7.958">
            <text:p>137.958</text:p>
          </table:table-cell>
          <table:table-cell office:value-type="float" office:value="138.915">
            <text:p>138.915</text:p>
          </table:table-cell>
          <table:table-cell table:number-columns-repeated="10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6.376">
            <text:p>146.376</text:p>
          </table:table-cell>
          <table:table-cell office:value-type="float" office:value="207.863">
            <text:p>207.863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2" table:number-rows-repeated="12">
          <table:table-cell table:number-columns-repeated="15"/>
        </table:table-row>
        <table:table-row table:style-name="ro3">
          <table:table-cell table:number-columns-repeated="6"/>
          <table:table-cell office:value-type="string">
            <text:p>explain that at the start of reading the first is quickly done – advantage for ronny's simple</text:p>
          </table:table-cell>
          <table:table-cell table:number-columns-repeated="8"/>
        </table:table-row>
        <table:table-row table:style-name="ro1" table:number-rows-repeated="104850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/00/0000</text:date>, <text:time style:data-style-name="N2" text:time-value="0000-00-00T09:27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15T11:09:24</dc:date>
    <meta:editing-duration>PT3H59M39S</meta:editing-duration>
    <meta:editing-cycles>46</meta:editing-cycles>
    <meta:document-statistic meta:table-count="1" meta:cell-count="16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23cm" svg:y="3.454cm" style:legend-expansion="high" chart:style-name="ch2"/>
        <chart:plot-area chart:style-name="ch3" table:cell-range-address="Sheet1.A2:Sheet1.E5" chart:data-source-has-labels="both" svg:x="1.331cm" svg:y="0.855cm" svg:width="9.252cm" svg:height="6.984cm">
          <chartooo:coordinate-region svg:x="2.138cm" svg:y="1.054cm" svg:width="8.351cm" svg:height="6.138cm"/>
          <chart:axis chart:dimension="x" chart:name="primary-x" chart:style-name="ch4" chartooo:axis-type="auto">
            <chartooo:date-scale/>
            <chart:title svg:x="4.908cm" svg:y="8.019cm" chart:style-name="ch5">
              <text:p>Thread Count</text:p>
            </chart:title>
            <chart:categories table:cell-range-address="Sheet1.A3:Sheet1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3:Sheet1.B5" chart:label-cell-address="Sheet1.B2:Sheet1.B2" chart:class="chart:line">
            <chart:data-point chart:repeated="3"/>
          </chart:series>
          <chart:series chart:style-name="ch10" chart:values-cell-range-address="Sheet1.C3:Sheet1.C5" chart:label-cell-address="Sheet1.C2:Sheet1.C2" chart:class="chart:line">
            <chart:data-point chart:repeated="3"/>
          </chart:series>
          <chart:series chart:style-name="ch11" chart:values-cell-range-address="Sheet1.D3:Sheet1.D5" chart:label-cell-address="Sheet1.D2:Sheet1.D2" chart:class="chart:line">
            <chart:data-point chart:repeated="3"/>
          </chart:series>
          <chart:series chart:style-name="ch12" chart:values-cell-range-address="Sheet1.E3:Sheet1.E5" chart:label-cell-address="Sheet1.E2:Sheet1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ntral Counter All Done</text:p>
                <draw:g>
                  <svg:desc>Sheet1.B2:Sheet1.B2</svg:desc>
                </draw:g>
              </table:table-cell>
              <table:table-cell office:value-type="string">
                <text:p>Ronny's Simple All Done</text:p>
                <draw:g>
                  <svg:desc>Sheet1.C2:Sheet1.C2</svg:desc>
                </draw:g>
              </table:table-cell>
              <table:table-cell office:value-type="string">
                <text:p>Central Counter One Done</text:p>
                <draw:g>
                  <svg:desc>Sheet1.D2:Sheet1.D2</svg:desc>
                </draw:g>
              </table:table-cell>
              <table:table-cell office:value-type="string">
                <text:p>Ronny's Simple One Don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3:Sheet1.A5</svg:desc>
                </draw:g>
              </table:table-cell>
              <table:table-cell office:value-type="float" office:value="204.544">
                <text:p>204.544</text:p>
                <draw:g>
                  <svg:desc>Sheet1.B3:Sheet1.B5</svg:desc>
                </draw:g>
              </table:table-cell>
              <table:table-cell office:value-type="float" office:value="201.865">
                <text:p>201.865</text:p>
                <draw:g>
                  <svg:desc>Sheet1.C3:Sheet1.C5</svg:desc>
                </draw:g>
              </table:table-cell>
              <table:table-cell office:value-type="float" office:value="155.505">
                <text:p>155.505</text:p>
                <draw:g>
                  <svg:desc>Sheet1.D3:Sheet1.D5</svg:desc>
                </draw:g>
              </table:table-cell>
              <table:table-cell office:value-type="float" office:value="151.827">
                <text:p>151.827</text:p>
                <draw:g>
                  <svg:desc>Sheet1.E3:Sheet1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25:Sheet1.C31" chart:data-source-has-labels="both" svg:x="0.77cm" svg:y="0.855cm" svg:width="12.591cm" svg:height="7.545cm">
          <chartooo:coordinate-region svg:x="5.016cm" svg:y="1.504cm" svg:width="7.907cm" svg:height="6.896cm"/>
          <chart:axis chart:dimension="x" chart:name="primary-x" chart:style-name="ch4" chartooo:axis-type="auto">
            <chartooo:date-scale/>
            <chart:categories table:cell-range-address="Sheet1.A26:Sheet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6:Sheet1.B31" chart:label-cell-address="Sheet1.B25:Sheet1.B25" chart:class="chart:bar">
            <chart:data-point chart:repeated="6"/>
          </chart:series>
          <chart:series chart:style-name="ch8" chart:values-cell-range-address="Sheet1.C26:Sheet1.C31" chart:label-cell-address="Sheet1.C25:Sheet1.C2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25:Sheet1.B25</svg:desc>
                </draw:g>
              </table:table-cell>
              <table:table-cell office:value-type="string">
                <text:p>Reading</text:p>
                <draw:g>
                  <svg:desc>Sheet1.C25:Sheet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ntral Counter 2 Threads</text:p>
                <draw:g>
                  <svg:desc>Sheet1.A26:Sheet1.A31</svg:desc>
                </draw:g>
              </table:table-cell>
              <table:table-cell office:value-type="float" office:value="0.836">
                <text:p>0.836</text:p>
                <draw:g>
                  <svg:desc>Sheet1.B26:Sheet1.B31</svg:desc>
                </draw:g>
              </table:table-cell>
              <table:table-cell office:value-type="float" office:value="0.164">
                <text:p>0.164</text:p>
                <draw:g>
                  <svg:desc>Sheet1.C26:Sheet1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nny's Simple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602">
                <text:p>0.602</text:p>
              </table:table-cell>
              <table:table-cell office:value-type="float" office:value="0.398">
                <text:p>0.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3.454cm" style:legend-expansion="high" chart:style-name="ch2"/>
        <chart:plot-area chart:style-name="ch3" table:cell-range-address="Sheet1.A50:Sheet1.E56" chart:data-source-has-labels="both" svg:x="0.77cm" svg:y="0.855cm" svg:width="12.089cm" svg:height="6.984cm">
          <chartooo:coordinate-region svg:x="5.016cm" svg:y="1.504cm" svg:width="7.563cm" svg:height="6.335cm"/>
          <chart:axis chart:dimension="x" chart:name="primary-x" chart:style-name="ch4" chartooo:axis-type="auto">
            <chartooo:date-scale/>
            <chart:categories table:cell-range-address="Sheet1.A51:Sheet1.A56"/>
          </chart:axis>
          <chart:axis chart:dimension="y" chart:name="primary-y" chart:style-name="ch5">
            <chart:title svg:x="6.267cm" svg:y="8.019cm" chart:style-name="ch6">
              <text:p>Cycles</text:p>
            </chart:title>
            <chart:grid chart:style-name="ch7" chart:class="major"/>
          </chart:axis>
          <chart:series chart:style-name="ch8" chart:values-cell-range-address="Sheet1.B51:Sheet1.B56" chart:label-cell-address="Sheet1.B50:Sheet1.B50" chart:class="chart:bar">
            <chart:data-point chart:repeated="6"/>
          </chart:series>
          <chart:series chart:style-name="ch9" chart:values-cell-range-address="Sheet1.C51:Sheet1.C56" chart:label-cell-address="Sheet1.C50:Sheet1.C50" chart:class="chart:bar">
            <chart:data-point chart:repeated="6"/>
          </chart:series>
          <chart:series chart:style-name="ch10" chart:values-cell-range-address="Sheet1.D51:Sheet1.D56" chart:label-cell-address="Sheet1.D50:Sheet1.D50" chart:class="chart:bar">
            <chart:data-point chart:repeated="6"/>
          </chart:series>
          <chart:series chart:style-name="ch11" chart:values-cell-range-address="Sheet1.E51:Sheet1.E56" chart:label-cell-address="Sheet1.E50:Sheet1.E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Work</text:p>
                <draw:g>
                  <svg:desc>Sheet1.B50:Sheet1.B50</svg:desc>
                </draw:g>
              </table:table-cell>
              <table:table-cell office:value-type="string">
                <text:p>One Works</text:p>
                <draw:g>
                  <svg:desc>Sheet1.C50:Sheet1.C50</svg:desc>
                </draw:g>
              </table:table-cell>
              <table:table-cell office:value-type="string">
                <text:p>Writing</text:p>
                <draw:g>
                  <svg:desc>Sheet1.D50:Sheet1.D50</svg:desc>
                </draw:g>
              </table:table-cell>
              <table:table-cell office:value-type="string">
                <text:p>Reading</text:p>
                <draw:g>
                  <svg:desc>Sheet1.E50:Sheet1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ntral Counter 2 Threads</text:p>
                <draw:g>
                  <svg:desc>Sheet1.A51:Sheet1.A56</svg:desc>
                </draw:g>
              </table:table-cell>
              <table:table-cell office:value-type="float" office:value="50">
                <text:p>50</text:p>
                <draw:g>
                  <svg:desc>Sheet1.B51:Sheet1.B56</svg:desc>
                </draw:g>
              </table:table-cell>
              <table:table-cell office:value-type="float" office:value="100">
                <text:p>100</text:p>
                <draw:g>
                  <svg:desc>Sheet1.C51:Sheet1.C56</svg:desc>
                </draw:g>
              </table:table-cell>
              <table:table-cell office:value-type="float" office:value="154.525">
                <text:p>154.525</text:p>
                <draw:g>
                  <svg:desc>Sheet1.D51:Sheet1.D56</svg:desc>
                </draw:g>
              </table:table-cell>
              <table:table-cell office:value-type="float" office:value="40.02">
                <text:p>40.02</text:p>
                <draw:g>
                  <svg:desc>Sheet1.E51:Sheet1.E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65.001">
                <text:p>65.001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Ronny's Simple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4.998">
                <text:p>124.998</text:p>
              </table:table-cell>
              <table:table-cell office:value-type="float" office:value="66.867">
                <text:p>66.8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7.958">
                <text:p>137.958</text:p>
              </table:table-cell>
              <table:table-cell office:value-type="float" office:value="138.915">
                <text:p>138.9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6.376">
                <text:p>146.376</text:p>
              </table:table-cell>
              <table:table-cell office:value-type="float" office:value="207.863">
                <text:p>207.8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23cm" svg:y="3.454cm" style:legend-expansion="high" chart:style-name="ch2"/>
        <chart:plot-area chart:style-name="ch3" table:cell-range-address="Sheet1.A7:Sheet1.E10" chart:data-source-has-labels="both" svg:x="1.331cm" svg:y="0.855cm" svg:width="9.252cm" svg:height="6.984cm">
          <chartooo:coordinate-region svg:x="2.138cm" svg:y="1.054cm" svg:width="8.351cm" svg:height="6.138cm"/>
          <chart:axis chart:dimension="x" chart:name="primary-x" chart:style-name="ch4" chartooo:axis-type="auto">
            <chartooo:date-scale/>
            <chart:title svg:x="4.908cm" svg:y="8.019cm" chart:style-name="ch5">
              <text:p>Thread Count</text:p>
            </chart:title>
            <chart:categories table:cell-range-address="Sheet1.A8:Sheet1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8:Sheet1.B10" chart:label-cell-address="Sheet1.B7:Sheet1.B7" chart:class="chart:line">
            <chart:data-point chart:repeated="3"/>
          </chart:series>
          <chart:series chart:style-name="ch10" chart:values-cell-range-address="Sheet1.C8:Sheet1.C10" chart:label-cell-address="Sheet1.C7:Sheet1.C7" chart:class="chart:line">
            <chart:data-point chart:repeated="3"/>
          </chart:series>
          <chart:series chart:style-name="ch11" chart:values-cell-range-address="Sheet1.D8:Sheet1.D10" chart:label-cell-address="Sheet1.D7:Sheet1.D7" chart:class="chart:line">
            <chart:data-point chart:repeated="3"/>
          </chart:series>
          <chart:series chart:style-name="ch12" chart:values-cell-range-address="Sheet1.E8:Sheet1.E10" chart:label-cell-address="Sheet1.E7:Sheet1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ntral Counter All Done</text:p>
                <draw:g>
                  <svg:desc>Sheet1.B7:Sheet1.B7</svg:desc>
                </draw:g>
              </table:table-cell>
              <table:table-cell office:value-type="string">
                <text:p>Ronny's Simple All Done</text:p>
                <draw:g>
                  <svg:desc>Sheet1.C7:Sheet1.C7</svg:desc>
                </draw:g>
              </table:table-cell>
              <table:table-cell office:value-type="string">
                <text:p>Central Counter One Done</text:p>
                <draw:g>
                  <svg:desc>Sheet1.D7:Sheet1.D7</svg:desc>
                </draw:g>
              </table:table-cell>
              <table:table-cell office:value-type="string">
                <text:p>Ronny's Simple One Done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8:Sheet1.A10</svg:desc>
                </draw:g>
              </table:table-cell>
              <table:table-cell office:value-type="float" office:value="162.388">
                <text:p>162.388</text:p>
                <draw:g>
                  <svg:desc>Sheet1.B8:Sheet1.B10</svg:desc>
                </draw:g>
              </table:table-cell>
              <table:table-cell office:value-type="float" office:value="181.367">
                <text:p>181.367</text:p>
                <draw:g>
                  <svg:desc>Sheet1.C8:Sheet1.C10</svg:desc>
                </draw:g>
              </table:table-cell>
              <table:table-cell office:value-type="float" office:value="113.349">
                <text:p>113.349</text:p>
                <draw:g>
                  <svg:desc>Sheet1.D8:Sheet1.D10</svg:desc>
                </draw:g>
              </table:table-cell>
              <table:table-cell office:value-type="float" office:value="131.35">
                <text:p>131.35</text:p>
                <draw:g>
                  <svg:desc>Sheet1.E8:Sheet1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23cm" svg:y="3.454cm" style:legend-expansion="high" chart:style-name="ch2"/>
        <chart:plot-area chart:style-name="ch3" table:cell-range-address="Sheet1.A12:Sheet1.E15" chart:data-source-has-labels="both" svg:x="1.331cm" svg:y="0.855cm" svg:width="9.252cm" svg:height="6.984cm">
          <chartooo:coordinate-region svg:x="2.138cm" svg:y="1.054cm" svg:width="8.351cm" svg:height="6.138cm"/>
          <chart:axis chart:dimension="x" chart:name="primary-x" chart:style-name="ch4" chartooo:axis-type="auto">
            <chartooo:date-scale/>
            <chart:title svg:x="4.908cm" svg:y="8.019cm" chart:style-name="ch5">
              <text:p>Thread Count</text:p>
            </chart:title>
            <chart:categories table:cell-range-address="Sheet1.A13:Sheet1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13:Sheet1.B15" chart:label-cell-address="Sheet1.B12:Sheet1.B12" chart:class="chart:line">
            <chart:data-point chart:repeated="3"/>
          </chart:series>
          <chart:series chart:style-name="ch10" chart:values-cell-range-address="Sheet1.C13:Sheet1.C15" chart:label-cell-address="Sheet1.C12:Sheet1.C12" chart:class="chart:line">
            <chart:data-point chart:repeated="3"/>
          </chart:series>
          <chart:series chart:style-name="ch11" chart:values-cell-range-address="Sheet1.D13:Sheet1.D15" chart:label-cell-address="Sheet1.D12:Sheet1.D12" chart:class="chart:line">
            <chart:data-point chart:repeated="3"/>
          </chart:series>
          <chart:series chart:style-name="ch12" chart:values-cell-range-address="Sheet1.E13:Sheet1.E15" chart:label-cell-address="Sheet1.E12:Sheet1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ntral Counter All Done</text:p>
                <draw:g>
                  <svg:desc>Sheet1.B12:Sheet1.B12</svg:desc>
                </draw:g>
              </table:table-cell>
              <table:table-cell office:value-type="string">
                <text:p>Ronny's Simple All Done</text:p>
                <draw:g>
                  <svg:desc>Sheet1.C12:Sheet1.C12</svg:desc>
                </draw:g>
              </table:table-cell>
              <table:table-cell office:value-type="string">
                <text:p>Central Counter One Done</text:p>
                <draw:g>
                  <svg:desc>Sheet1.D12:Sheet1.D12</svg:desc>
                </draw:g>
              </table:table-cell>
              <table:table-cell office:value-type="string">
                <text:p>Ronny's Simple One Done</text:p>
                <draw:g>
                  <svg:desc>Sheet1.E12:Sheet1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13:Sheet1.A15</svg:desc>
                </draw:g>
              </table:table-cell>
              <table:table-cell office:value-type="float" office:value="154.04">
                <text:p>154.04</text:p>
                <draw:g>
                  <svg:desc>Sheet1.B13:Sheet1.B15</svg:desc>
                </draw:g>
              </table:table-cell>
              <table:table-cell office:value-type="float" office:value="176.63">
                <text:p>176.63</text:p>
                <draw:g>
                  <svg:desc>Sheet1.C13:Sheet1.C15</svg:desc>
                </draw:g>
              </table:table-cell>
              <table:table-cell office:value-type="float" office:value="105.001">
                <text:p>105.001</text:p>
                <draw:g>
                  <svg:desc>Sheet1.D13:Sheet1.D15</svg:desc>
                </draw:g>
              </table:table-cell>
              <table:table-cell office:value-type="float" office:value="126.833">
                <text:p>126.833</text:p>
                <draw:g>
                  <svg:desc>Sheet1.E13:Sheet1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33:Sheet1.C39" chart:data-source-has-labels="both" svg:x="0.77cm" svg:y="0.855cm" svg:width="12.591cm" svg:height="7.545cm">
          <chartooo:coordinate-region svg:x="5.016cm" svg:y="1.504cm" svg:width="7.907cm" svg:height="6.896cm"/>
          <chart:axis chart:dimension="x" chart:name="primary-x" chart:style-name="ch4" chartooo:axis-type="auto">
            <chartooo:date-scale/>
            <chart:categories table:cell-range-address="Sheet1.A34:Sheet1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4:Sheet1.B39" chart:label-cell-address="Sheet1.B33:Sheet1.B33" chart:class="chart:bar">
            <chart:data-point chart:repeated="6"/>
          </chart:series>
          <chart:series chart:style-name="ch8" chart:values-cell-range-address="Sheet1.C34:Sheet1.C39" chart:label-cell-address="Sheet1.C33:Sheet1.C3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33:Sheet1.B33</svg:desc>
                </draw:g>
              </table:table-cell>
              <table:table-cell office:value-type="string">
                <text:p>Reading</text:p>
                <draw:g>
                  <svg:desc>Sheet1.C33:Sheet1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ntral Counter 2 Threads</text:p>
                <draw:g>
                  <svg:desc>Sheet1.A34:Sheet1.A39</svg:desc>
                </draw:g>
              </table:table-cell>
              <table:table-cell office:value-type="float" office:value="0.957">
                <text:p>0.957</text:p>
                <draw:g>
                  <svg:desc>Sheet1.B34:Sheet1.B39</svg:desc>
                </draw:g>
              </table:table-cell>
              <table:table-cell office:value-type="float" office:value="0.043">
                <text:p>0.043</text:p>
                <draw:g>
                  <svg:desc>Sheet1.C34:Sheet1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Ronny's Simple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03">
                <text:p>0.903</text:p>
              </table:table-cell>
              <table:table-cell office:value-type="float" office:value="0.097">
                <text:p>0.0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41:Sheet1.C47" chart:data-source-has-labels="both" svg:x="0.77cm" svg:y="0.855cm" svg:width="12.591cm" svg:height="7.545cm">
          <chartooo:coordinate-region svg:x="5.016cm" svg:y="1.504cm" svg:width="7.907cm" svg:height="6.896cm"/>
          <chart:axis chart:dimension="x" chart:name="primary-x" chart:style-name="ch4" chartooo:axis-type="auto">
            <chartooo:date-scale/>
            <chart:categories table:cell-range-address="Sheet1.A42:Sheet1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2:Sheet1.B47" chart:label-cell-address="Sheet1.B41:Sheet1.B41" chart:class="chart:bar">
            <chart:data-point chart:repeated="6"/>
          </chart:series>
          <chart:series chart:style-name="ch8" chart:values-cell-range-address="Sheet1.C42:Sheet1.C47" chart:label-cell-address="Sheet1.C41:Sheet1.C4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41:Sheet1.B41</svg:desc>
                </draw:g>
              </table:table-cell>
              <table:table-cell office:value-type="string">
                <text:p>Reading</text:p>
                <draw:g>
                  <svg:desc>Sheet1.C41:Sheet1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ntral Counter 2 Threads</text:p>
                <draw:g>
                  <svg:desc>Sheet1.A42:Sheet1.A47</svg:desc>
                </draw:g>
              </table:table-cell>
              <table:table-cell office:value-type="float" office:value="0.995">
                <text:p>0.995</text:p>
                <draw:g>
                  <svg:desc>Sheet1.B42:Sheet1.B47</svg:desc>
                </draw:g>
              </table:table-cell>
              <table:table-cell office:value-type="float" office:value="0.005">
                <text:p>0.005</text:p>
                <draw:g>
                  <svg:desc>Sheet1.C42:Sheet1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Ronny's Simple 2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89">
                <text:p>0.989</text:p>
              </table:table-cell>
              <table:table-cell office:value-type="float" office:value="0.011">
                <text:p>0.0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